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6C5100002D951E65D29D.svm" manifest:media-type=""/>
  <manifest:file-entry manifest:full-path="Pictures/20000009000056680000353BA320B14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5ff2"/>
    </style:style>
    <style:style style:name="P2" style:family="paragraph" style:parent-style-name="Standard">
      <style:text-properties fo:font-weight="normal" officeooo:paragraph-rsid="00049ae7" style:font-weight-asian="normal" style:font-weight-complex="normal"/>
    </style:style>
    <style:style style:name="P3" style:family="paragraph" style:parent-style-name="Standard">
      <style:text-properties fo:font-weight="normal" officeooo:paragraph-rsid="00053341" style:font-weight-asian="normal" style:font-weight-complex="normal"/>
    </style:style>
    <style:style style:name="P4" style:family="paragraph" style:parent-style-name="Standard">
      <style:text-properties officeooo:paragraph-rsid="00049ae7"/>
    </style:style>
    <style:style style:name="P5" style:family="paragraph" style:parent-style-name="Standard">
      <style:text-properties officeooo:rsid="00015ff2" officeooo:paragraph-rsid="00015ff2"/>
    </style:style>
    <style:style style:name="P6" style:family="paragraph" style:parent-style-name="Standard">
      <style:text-properties officeooo:rsid="00030477" officeooo:paragraph-rsid="00030477"/>
    </style:style>
    <style:style style:name="P7" style:family="paragraph" style:parent-style-name="Standard">
      <style:text-properties officeooo:rsid="00030477" officeooo:paragraph-rsid="00049ae7"/>
    </style:style>
    <style:style style:name="P8" style:family="paragraph" style:parent-style-name="Standard">
      <style:text-properties fo:font-weight="normal" officeooo:rsid="00049ae7" officeooo:paragraph-rsid="00049ae7" style:font-weight-asian="normal" style:font-weight-complex="normal"/>
    </style:style>
    <style:style style:name="P9" style:family="paragraph" style:parent-style-name="Standard">
      <style:text-properties fo:font-weight="normal" officeooo:rsid="0005bce4" officeooo:paragraph-rsid="00053341" style:font-weight-asian="normal" style:font-weight-complex="normal"/>
    </style:style>
    <style:style style:name="P10" style:family="paragraph" style:parent-style-name="Standard">
      <style:text-properties fo:font-weight="normal" officeooo:rsid="000789d3" officeooo:paragraph-rsid="000789d3" style:font-weight-asian="normal" style:font-weight-complex="normal"/>
    </style:style>
    <style:style style:name="P11" style:family="paragraph" style:parent-style-name="Standard">
      <style:text-properties officeooo:paragraph-rsid="000789d3"/>
    </style:style>
    <style:style style:name="P12" style:family="paragraph" style:parent-style-name="Standard">
      <style:text-properties officeooo:paragraph-rsid="000aca05"/>
    </style:style>
    <style:style style:name="T1" style:family="text">
      <style:text-properties officeooo:rsid="00015ff2"/>
    </style:style>
    <style:style style:name="T2" style:family="text">
      <style:text-properties officeooo:rsid="00030477"/>
    </style:style>
    <style:style style:name="T3" style:family="text">
      <style:text-properties officeooo:rsid="0003ef02"/>
    </style:style>
    <style:style style:name="T4" style:family="text">
      <style:text-properties fo:font-weight="normal" officeooo:rsid="00049ae7" style:font-weight-asian="normal" style:font-weight-complex="normal"/>
    </style:style>
    <style:style style:name="T5" style:family="text">
      <style:text-properties fo:font-weight="normal" officeooo:rsid="000789d3" style:font-weight-asian="normal" style:font-weight-complex="normal"/>
    </style:style>
    <style:style style:name="T6" style:family="text">
      <style:text-properties fo:font-weight="normal" officeooo:rsid="000967fb" style:font-weight-asian="normal" style:font-weight-complex="normal"/>
    </style:style>
    <style:style style:name="T7" style:family="text">
      <style:text-properties fo:font-weight="normal" officeooo:rsid="000a9b29" style:font-weight-asian="normal" style:font-weight-complex="normal"/>
    </style:style>
    <style:style style:name="T8" style:family="text">
      <style:text-properties fo:font-weight="normal" officeooo:rsid="000aca05" style:font-weight-asian="normal" style:font-weight-complex="normal"/>
    </style:style>
    <style:style style:name="T9" style:family="text">
      <style:text-properties fo:font-weight="normal" officeooo:rsid="000b89f9" style:font-weight-asian="normal" style:font-weight-complex="normal"/>
    </style:style>
    <style:style style:name="T10" style:family="text">
      <style:text-properties fo:font-weight="normal" officeooo:rsid="000baa70" style:font-weight-asian="normal" style:font-weight-complex="normal"/>
    </style:style>
    <style:style style:name="T11" style:family="text">
      <style:text-properties officeooo:rsid="00049ae7"/>
    </style:style>
    <style:style style:name="T12" style:family="text">
      <style:text-properties officeooo:rsid="00053341"/>
    </style:style>
    <style:style style:name="T13" style:family="text">
      <style:text-properties officeooo:rsid="0005bce4"/>
    </style:style>
    <style:style style:name="T14" style:family="text">
      <style:text-properties officeooo:rsid="000789d3"/>
    </style:style>
    <style:style style:name="T15" style:family="text">
      <style:text-properties officeooo:rsid="000967fb"/>
    </style:style>
    <style:style style:name="T16" style:family="text">
      <style:text-properties officeooo:rsid="000abbb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is software evolved from Felix Leder’s RE-Google python script for IDA Pro. </text:p>
      <text:p text:style-name="P5"/>
      <text:p text:style-name="P5">RE-Google did 2 things:</text:p>
      <text:p text:style-name="P1"><text:span text:style-name="T1">- Traverse IDAs known functions and for each make a list of constants, strings and function call names </text:span><text:span text:style-name="T2">(search terms)</text:span></text:p>
      <text:p text:style-name="P5">- Submit each list to Google Code Search (GCS)via a Google API, and add the most relevant results to the comment header of the associated function.</text:p>
      <text:p text:style-name="P5"/>
      <text:p text:style-name="P5">GCS is dead and buried, but the idea of trying to find a close source code match for a disassembled function is still a good one. Google was kind enough to open source the indexer it used for GCS at:</text:p>
      <text:p text:style-name="P1"><text:a xlink:type="simple" xlink:href="https://code.google.com/p/codesearch/"><text:span text:style-name="T1">https://code.google.com/p/codesearch/</text:span></text:a><text:span text:style-name="T1"> </text:span></text:p>
      <text:p text:style-name="P5"/>
      <text:p text:style-name="P1"><text:span text:style-name="T1">RE-Source reuses the string extraction code from Re-Google </text:span><text:span text:style-name="T2">(with the addition of some demangling)</text:span><text:span text:style-name="T1"> and replaces the search handling part with codesearch. The regular expressions that codesearch understands are very limited. Google did not open source the glue that turns a search string into something that can be fed to the indexer. Hence that part had to be rewritten.</text:span></text:p>
      <text:p text:style-name="P5"/>
      <text:p text:style-name="P1"><text:span text:style-name="T1">After some experimentation, the following is the current method. </text:span><text:span text:style-name="T2">For each function</text:span><text:span text:style-name="T1">:</text:span></text:p>
      <text:p text:style-name="P6">1. Extract search terms (constants, APIs, strings). Demangle APIs if possible/appropriate.</text:p>
      <text:p text:style-name="P1"><text:span text:style-name="T2">2</text:span><text:span text:style-name="T1">. Call the </text:span><text:span text:style-name="T2">codesearch for each search term. Store list of matching filenames in a set per term.</text:span></text:p>
      <text:p text:style-name="P6">3. Determine the file name that matches the greatest number of search terms, in the hope that this is the file most likely to contain a function that approximates the disassembled one.</text:p>
      <text:p text:style-name="P6">4. Return (into the function comment) the largest combinatorial set of matching search terms</text:p>
      <text:p text:style-name="P6">5. Return (into the function comment) remaining search terms matching in a smaller combinatorial sets</text:p>
      <text:p text:style-name="P6">6. Return (into the function comment) search terms which did not yield any result.</text:p>
      <text:p text:style-name="P6"/>
      <text:p text:style-name="P6">So this way, if we find a match for 8 out of 10 terms, we may still hit on source code for a previous version of the binary.</text:p>
      <text:p text:style-name="P6"/>
      <text:p text:style-name="P4"><text:span text:style-name="T2">Lets test this on an open source twapi library. </text:span><text:span text:style-name="T4">Install the codesearch program such that csearch.exe <text:s/>resides in </text:span><text:a xlink:type="simple" xlink:href="file:///c:/codesearch"><text:span text:style-name="T4">c:\codesearch</text:span></text:a><text:span text:style-name="T4"> (still hard coded at this time; should probably add an option to pass the codesearch location). Make that your current directory.</text:span></text:p>
      <text:p text:style-name="P7"/>
      <text:p text:style-name="P4"><text:span text:style-name="T11">Next</text:span><text:span text:style-name="T2"> download the source code with </text:span><text:span text:style-name="T3">mercurial ( or get it any other way you like)</text:span></text:p>
      <text:p text:style-name="P8">hg clone http://hg.code.sf.net/p/twapi/twapi31 twapi-twapi31 </text:p>
      <text:p text:style-name="P8">Now c:\codesearch\twapi-twapi31 contains the source code</text:p>
      <text:p text:style-name="P8"/>
      <text:p text:style-name="P2"><text:span text:style-name="T11">Execute cindex.exe </text:span><text:span text:style-name="T16">twapi-twapi31</text:span></text:p>
      <text:p text:style-name="P8">This will make an index from the twapi source so that csearch.exe can do its job.</text:p>
      <text:p text:style-name="P8"/>
      <text:p text:style-name="P8">Then get the prebuilt dll from sourceforge:</text:p>
      <text:p text:style-name="P2"><text:a xlink:type="simple" xlink:href="http://sourceforge.net/projects/twapi/files/Current%20Releases/Tcl%20Windows%20API/twapi-3.1.17/"><text:span text:style-name="T11">http://sourceforge.net/projects/twapi/files/Current%20Releases/Tcl%20Windows%20API/twapi-3.1.17/</text:span></text:a></text:p>
      <text:p text:style-name="P8"/>
      <text:p text:style-name="P8">This is a case where the dll is built with debug information and has an overbundance of possible search terms. </text:p>
      <text:p text:style-name="P8"/>
      <text:p text:style-name="P8">An example result is this:</text:p>
      <text:p text:style-name="P8"><draw:frame draw:style-name="fr1" draw:name="graphics1" text:anchor-type="paragraph" svg:width="6.9252in" svg:height="2.9138in" draw:z-index="0"><draw:image xlink:href="Pictures/2000000900006C5100002D951E65D29D.svm" xlink:type="simple" xlink:show="embed" xlink:actuate="onLoad"/></draw:frame><text:soft-page-break/>Ok, so sub_1000BE73 does not have a public name, which would normally make it tricky to find in a source base. However, we have a high confidence match based on the function calls made in the subroutine. In this case only one file matches all the search terms, clipboard.c. A quick look at clipboard.c yields:</text:p>
      <text:p text:style-name="P8"><draw:frame draw:style-name="fr2" draw:name="graphics2" text:anchor-type="paragraph" svg:width="6.9252in" svg:height="4.2661in" draw:z-index="1"><draw:image xlink:href="Pictures/20000009000056680000353BA320B144.svm" xlink:type="simple" xlink:show="embed" xlink:actuate="onLoad"/></draw:frame></text:p>
      <text:p text:style-name="P3"><text:span text:style-name="T12">Which is the proper function. It this point we could carefully pro</text:span><text:span text:style-name="T13">vide IDA with type information etc...</text:span></text:p>
      <text:p text:style-name="P9"/>
      <text:p text:style-name="P10">RE-Source annotated 269 out of 718 functions, and took 2 minutes on an i7-3517U processor. There is some room for improvement. For example, fairly long strings (with at least a space) should probably get a higher priority than function calls or constants. A string like “Could not query terminal session information.” is more valuable in finding the file of interest than the fact that GetLastError was called.</text:p>
      <text:p text:style-name="P10"><text:soft-page-break/></text:p>
      <text:p text:style-name="P11"><text:span text:style-name="T6">Another idea</text:span><text:span text:style-name="T5"> would be </text:span><text:span text:style-name="T6">to </text:span><text:span text:style-name="T5">run an information gathering plugin such as Sirmabus’ </text:span><text:span text:style-name="T14">GUID-Finder, and includ</text:span><text:span text:style-name="T15">e</text:span><text:span text:style-name="T14"> the results in the search</text:span><text:span text:style-name="T5">. This may be added in the future. </text:span><text:span text:style-name="T7">Of course, there are also online search engines similar to the deprecated GCS, and RE-Source could be extended to look there too.</text:span></text:p>
      <text:p text:style-name="P11"><text:span text:style-name="T7"/></text:p>
      <text:p text:style-name="P1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9T16:03:53.94</meta:creation-date>
    <meta:generator>LibreOffice/4.0.3.3$Windows_x86 LibreOffice_project/0eaa50a932c8f2199a615e1eb30f7ac74279539</meta:generator>
    <dc:date>2013-05-30T07:51:09.05</dc:date>
    <meta:editing-duration>PT12H29M23S</meta:editing-duration>
    <meta:editing-cycles>8</meta:editing-cycles>
    <meta:document-statistic meta:table-count="0" meta:image-count="2" meta:object-count="0" meta:page-count="3" meta:paragraph-count="29" meta:word-count="613" meta:character-count="3780" meta:non-whitespace-character-count="3191"/>
  </office:meta>
</office:document-meta>
</file>